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cm" svg:stroke-color="#dc23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outline1">
      <style:graphic-properties fo:min-height="11.929cm"/>
    </style:style>
    <style:style style:name="pr7" style:family="presentation" style:parent-style-name="Padrão-subtitle">
      <style:graphic-properties draw:fill-color="#ffffff" fo:min-height="16.711cm"/>
    </style:style>
    <style:style style:name="P1" style:family="paragraph">
      <style:text-properties fo:color="#ff6633" fo:text-shadow="1pt 1pt" fo:font-weight="bold" style:font-weight-asian="bold" style:font-weight-complex="bold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7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32pt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style:paragraph-properties fo:margin-left="0cm" fo:margin-right="0cm" fo:text-align="start" fo:text-indent="0cm"/>
      <style:text-properties fo:color="#579d1c" fo:font-family="'Courier 10 Pitch'" style:font-pitch="fixed" fo:font-size="32pt"/>
    </style:style>
    <style:style style:name="P12" style:family="paragraph">
      <style:paragraph-properties fo:margin-left="0cm" fo:margin-right="0cm" fo:text-align="start" fo:text-indent="0cm"/>
      <style:text-properties fo:color="#579d1c" fo:font-family="'Courier 10 Pitch'" style:font-pitch="fixed" fo:font-size="32pt" fo:font-weight="normal" style:font-weight-asian="normal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5" style:family="paragraph">
      <style:paragraph-properties fo:margin-left="0cm" fo:margin-right="0cm" fo:text-align="start" fo:text-indent="0cm"/>
      <style:text-properties fo:color="#dd4814" fo:font-size="14pt" style:font-size-asian="14pt" style:font-size-complex="14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0066c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66c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7" style:family="text">
      <style:text-properties fo:color="#ff6633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9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ffffff"/>
    </style:style>
    <style:style style:name="T11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579d1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4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family="Arial" style:font-family-generic="swiss" style:font-pitch="variable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7" style:family="text">
      <style:text-properties fo:color="#000000" fo:font-family="Arial" style:font-family-generic="swiss" style:font-pitch="variable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fo:color="#579d1c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20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style:use-window-font-color="true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23" style:family="text">
      <style:text-properties style:use-window-font-color="true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size="22pt" style:font-size-asian="22pt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27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28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9" style:family="text">
      <style:text-properties fo:color="#dd4814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0" style:family="text">
      <style:text-properties fo:color="#00ae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1" style:family="text">
      <style:text-properties fo:color="#00ae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2" style:family="text">
      <style:text-properties fo:color="#00ae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3" style:family="text">
      <style:text-properties fo:color="#00ae00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34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35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style:style style:name="T36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37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><text:span text:style-name="T2">Chrystian Guth</text:span></text:p>
            <text:p><text:span text:style-name="T2">Lucas Pereira</text:span></text:p>
            <text:p><text:span text:style-name="T2">Renan Net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6" draw:layer="layout" svg:width="24.639cm" svg:height="13.326cm" svg:x="1.4cm" svg:y="4.343cm" presentation:class="subtitle" presentation:user-transformed="true">
          <draw:text-box>
            <text:p text:style-name="P5"><text:span text:style-name="T3">Foi realizada uma reestruturação na análise semântica.</text:span></text:p>
            <text:p text:style-name="P5"><text:span text:style-name="T3"/></text:p>
            <text:p text:style-name="P5"><text:span text:style-name="T3">Agora, o analisador semântico faz apenas uma passada na árvore sintática e a partir daí cria uma estrutura de dados própria.</text:span></text:p>
            <text:p text:style-name="P5"><text:span text:style-name="T3"/></text:p>
            <text:p text:style-name="P5"><text:span text:style-name="T3">As referências e as verificações de tipos passam a ser resolvidas através da estrutura de dados montada.</text:span></text:p>
            <text:p text:style-name="P5"><text:span text:style-name="T3"/></text:p>
            <text:p text:style-name="P5"><text:span text:style-name="T3">Isso foi feito para facilitar a etapa de geração de código, uma vez que se torna mais fácil trabalhar com uma estrutura de dados própria do que com uma estrutura de dados do </text:span><text:span text:style-name="T4">Antlr</text:span><text:span text:style-name="T3"> (nesse caso, a AST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2.621cm" svg:x="1.4cm" svg:y="4.696cm" presentation:class="subtitle" presentation:user-transformed="true">
          <draw:text-box>
            <text:p text:style-name="P5"><text:span text:style-name="T3">Por exemplo, ao caminhar na árvore sintática e encontrar uma classe, é criado um objeto da instância </text:span><text:span text:style-name="T5">Classe</text:span><text:span text:style-name="T3"> que por sua vez, é adicionado na </text:span><text:span text:style-name="T5">tabelaDeClasses</text:span><text:span text:style-name="T3">.</text:span></text:p>
            <text:p text:style-name="P5"><text:span text:style-name="T3"/></text:p>
            <text:p text:style-name="P5"><text:span text:style-name="T3">Continuando o percorrimento da árvore sintática, ao encontrar a definição de um atributo, é criado um objeto da instância </text:span><text:span text:style-name="T6">Atributo</text:span><text:span text:style-name="T3"> que é adicionado na </text:span><text:span text:style-name="T5">tabelaDeAtributos</text:span><text:span text:style-name="T3"> da classe em questão.</text:span></text:p>
            <text:p text:style-name="P5"><text:span text:style-name="T3"/></text:p>
            <text:p text:style-name="P5"><text:span text:style-name="T3">Assim, a análise prossegue montando a estrutura da árvore sintática através de objetos especializados definidos por nó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3.566cm" svg:x="1.4cm" svg:y="4.224cm" presentation:class="subtitle" presentation:user-transformed="true">
          <draw:text-box>
            <text:p text:style-name="P5"><text:span text:style-name="T3">Com essa alteração, foi possível montar uma estrutura de dados que representa o programa definido, onde cada objeto especializado (</text:span><text:span text:style-name="T5">Classe</text:span><text:span text:style-name="T3">, </text:span><text:span text:style-name="T5">Atributo</text:span><text:span text:style-name="T3">, </text:span><text:span text:style-name="T5">Metodo</text:span><text:span text:style-name="T3">, ..., </text:span><text:span text:style-name="T5">Expressao</text:span><text:span text:style-name="T3">, </text:span><text:span text:style-name="T5">ExpressaoSoma</text:span><text:span text:style-name="T3">..., etc) é responsável por gerar o próprio código.</text:span></text:p>
            <text:p text:style-name="P5"><text:span text:style-name="T3"/></text:p>
            <text:p text:style-name="P5"><text:span text:style-name="T3">Isso fez com que a geração de código se transformasse em uma tarefa relativamente fácil. Bastou escrever um método comum (</text:span><text:span text:style-name="T5">gerarCodigo</text:span><text:span text:style-name="T3">) para cada uma das classes especializadas.</text:span></text:p>
            <text:p text:style-name="P5"><text:span text:style-name="T3"/></text:p>
            <text:p text:style-name="P5"><text:span text:style-name="T3">Porém, antes disso foi preciso definir a linguagem de máquina alvo e a própria máqui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7">versus</text:span><text:span text:style-name="T1">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Optamos por desenvolver a própria máquina virtual ao invés de utilizar uma já existente.</text:span></text:p>
            <text:p text:style-name="P5"><text:span text:style-name="T3"/></text:p>
            <text:p text:style-name="P5"><text:span text:style-name="T3">O primeiro passo foi definir a arquitetura da máquina: </text:span><text:span text:style-name="T4">registradores</text:span><text:span text:style-name="T3"> ou </text:span><text:span text:style-name="T4">pilha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Em uma máquina de registradores existe basicamente uma área de código, uma área de dados (ambos ficam na memória) e um banco de registradores.</text:span></text:p>
            <text:p text:style-name="P5"><text:span text:style-name="T3"/></text:p>
            <text:p text:style-name="P5"><text:span text:style-name="T3">As operação realizadas utilizam endereços de memória e de registradores. Portanto, cada instrução carrega consigo a localização dos seus operandos.</text:span></text:p>
            <text:p text:style-name="P5"><text:span text:style-name="T3"/></text:p>
            <text:p text:style-name="P5"><text:span text:style-name="T3">As instruções são buscadas uma a uma na área de código e manipulam o banco de registradores e a área de da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pilha</text:span></text:p>
          </draw:text-box>
        </draw:frame>
        <draw:frame presentation:style-name="pr5" draw:text-style-name="P7" draw:layer="layout" svg:width="24.639cm" svg:height="12.179cm" svg:x="1.4cm" svg:y="4.919cm" presentation:class="subtitle" presentation:user-transformed="true">
          <draw:text-box>
            <text:p text:style-name="P5"><text:span text:style-name="T3">A máquina Java é um exemplo que utiliza a arquitetura baseada em pilha.</text:span></text:p>
            <text:p text:style-name="P5"><text:span text:style-name="T3"/></text:p>
            <text:p text:style-name="P5"><text:span text:style-name="T3">Entre os componentes básicos de uma máquina de pilha estão a área de código e a pilhade dados. Existem outros componentes adicionais como a pilha de execução e a pilha de contextos.</text:span></text:p>
            <text:p text:style-name="P5"><text:span text:style-name="T3"/></text:p>
            <text:p text:style-name="P5"><text:span text:style-name="T3">As operações realizadas buscam os operandos na pilha. Após o processamento da operação, o resultado é colocado na pilh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7">versus</text:span><text:span text:style-name="T1"> Máquina de pilha</text:span></text:p>
          </draw:text-box>
        </draw:frame>
        <draw:frame presentation:style-name="pr6" draw:layer="layout" svg:width="12.023cm" svg:height="12.179cm" svg:x="1.4cm" svg:y="4.914cm" presentation:class="outline" presentation:user-transformed="true">
          <draw:text-box>
            <text:p text:style-name="P5"><text:span text:style-name="T3">Operação: </text:span><text:span text:style-name="T8">10 + 2;</text:span></text:p>
            <text:p text:style-name="P5"><text:span text:style-name="T3">Código gerado:</text:span></text:p>
            <text:p text:style-name="P5"><text:span text:style-name="T9">li $t0 10</text:span></text:p>
            <text:p text:style-name="P5"><text:span text:style-name="T9">li $t1 2</text:span></text:p>
            <text:p text:style-name="P5"><text:span text:style-name="T9">add $t0 $t0 $t1</text:span></text:p>
          </draw:text-box>
        </draw:frame>
        <draw:frame presentation:style-name="pr6" draw:layer="layout" svg:width="12.023cm" svg:height="12.179cm" svg:x="14.025cm" svg:y="4.914cm" presentation:class="outline">
          <draw:text-box>
            <text:p text:style-name="P5"><text:span text:style-name="T3">Operação: </text:span><text:span text:style-name="T8">10 + 2;</text:span></text:p>
            <text:p text:style-name="P5"><text:span text:style-name="T3">Código gerado:</text:span></text:p>
            <text:p text:style-name="P5"><text:span text:style-name="T9">push 10</text:span></text:p>
            <text:p text:style-name="P5"><text:span text:style-name="T9">push 2</text:span></text:p>
            <text:p text:style-name="P5"><text:span text:style-name="T9">add</text:span></text:p>
          </draw:text-box>
        </draw:frame>
        <draw:g>
          <draw:custom-shape draw:style-name="gr2" draw:text-style-name="P9" draw:layer="layout" svg:width="3.4cm" svg:height="3.2cm" svg:x="1.9cm" svg:y="17.1cm">
            <text:p text:style-name="P8"><text:span text:style-name="T10">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.9cm" svg:y="14.3cm">
            <text:p text:style-name="P8"><text:span text:style-name="T10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2.117cm" svg:y="13.1cm">
            <draw:text-box>
              <text:p text:style-name="P8">Memória</text:p>
            </draw:text-box>
          </draw:frame>
        </draw:g>
        <draw:frame draw:style-name="gr4" draw:text-style-name="P8" draw:layer="layout" svg:width="4.443cm" svg:height="0.962cm" svg:x="6.3cm" svg:y="13.1cm">
          <draw:text-box>
            <text:p text:style-name="P8">Registradores</text:p>
          </draw:text-box>
        </draw:frame>
        <draw:g>
          <draw:custom-shape draw:style-name="gr2" draw:text-style-name="P9" draw:layer="layout" svg:width="3.4cm" svg:height="3.2cm" svg:x="18.8cm" svg:y="16.8cm">
            <text:p text:style-name="P8"><text:span text:style-name="T10">Pilha</text:span></text:p>
            <text:p text:style-name="P8"><text:span text:style-name="T10"/></text:p>
            <text:p text:style-name="P8"><text:span text:style-name="T10">2</text:span></text:p>
            <text:p text:style-name="P8"><text:span text:style-name="T10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8.8cm" svg:y="14cm">
            <text:p text:style-name="P8"><text:span text:style-name="T10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19.017cm" svg:y="12.8cm">
            <draw:text-box>
              <text:p text:style-name="P8">Memória</text:p>
            </draw:text-box>
          </draw:frame>
        </draw:g>
        <draw:g>
          <draw:custom-shape draw:style-name="gr5" draw:text-style-name="P9" draw:layer="layout" svg:width="1.2cm" svg:height="1.2cm" svg:x="6.666cm" svg:y="14.262cm">
            <text:p text:style-name="P8"><text:span text:style-name="T10">a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4.2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4.262cm">
            <text:p text:style-name="P8"><text:span text:style-name="T10">t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4.262cm">
            <text:p text:style-name="P8"><text:span text:style-name="T10">t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5.462cm">
            <text:p text:style-name="P8"><text:span text:style-name="T10">s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5.462cm">
            <text:p text:style-name="P8"><text:span text:style-name="T10">s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5.4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6.6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9.062cm">
            <text:p text:style-name="P8"><text:span text:style-name="T10">sp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7.862cm">
            <text:p text:style-name="P8"><text:span text:style-name="T10">pc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6.6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7.8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9.0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6.6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7.8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9.062cm">
            <text:p text:style-name="P8"><text:span text:style-name="T10">...</text:span></text:p>
            <draw:enhanced-geometry svg:viewBox="0 0 21600 21600" draw:mirror-horizontal="tru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</text:span><text:span text:style-name="T7">versus</text:span><text:span text:style-name="T1">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Optamos por constuir uma máquina virtual de pilha por possuir uma implementação mais fácil.</text:span></text:p>
            <text:p text:style-name="P5"><text:span text:style-name="T3"/></text:p>
            <text:p text:style-name="P5"><text:span text:style-name="T3">Outro fator é que o código gerado para uma máquina de pilha é bem mais compacto e fácil de compreend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179cm" svg:x="1.4cm" svg:y="4.919cm" presentation:class="subtitle" presentation:user-transformed="true">
          <draw:text-box>
            <text:p text:style-name="P10"><text:span text:style-name="T3">A </text:span><text:span text:style-name="T6">MaquinaCaneca</text:span><text:span text:style-name="T3"> possui alguns três elementos básicos, sendo eles:</text:span></text:p>
            <text:p text:style-name="P10"><text:span text:style-name="T3"/></text:p>
            <text:p text:style-name="P10"><text:span text:style-name="T11">pilhaDeDados</text:span><text:span text:style-name="T3">: Onde são colocados os dados das expressões. Os operandos de uma adição, por exemplo, são colocados na </text:span><text:span text:style-name="T11">pilhaDeDados</text:span><text:span text:style-name="T3"> e posteriormente são consumidos pelo comando </text:span><text:span text:style-name="T12">somar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381cm" svg:x="1.4cm" svg:y="4.818cm" presentation:class="subtitle" presentation:user-transformed="true">
          <draw:text-box>
            <text:p text:style-name="P10"><text:span text:style-name="T13">pilhaDeContextos</text:span><text:span text:style-name="T14">: São empilhados os diversos contextos, incluindo contextos de objetos e de métodos.</text:span></text:p>
            <text:p text:style-name="P10"><text:span text:style-name="T14"/></text:p>
            <text:p text:style-name="P10"><text:span text:style-name="T14">Cada vez que um método ou objeto é chamado, o seu contexto é empilhado. Os contextos são responsáveis por guardar símbolos (atributos e variáveis) e até mesmo outros contextos.</text:span></text:p>
            <text:p text:style-name="P10"><text:span text:style-name="T14"/></text:p>
            <text:p text:style-name="P10"><text:span text:style-name="T14">Uma classe, por exemplo, guarda todos os contextos dos seus métodos. Os contextos <text:s/>também possuem uma hierarquia, da mesma forma que existe nos escopos, que foram utilizados na etapa da análise semântic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3.806cm" svg:x="1.4cm" svg:y="4.111cm" presentation:class="subtitle" presentation:user-transformed="true">
          <draw:text-box>
            <text:p text:style-name="P10"><text:span text:style-name="T13">pilhaDeExecucao</text:span><text:span text:style-name="T14">: São empilhados os comandos que estão sendo executados.</text:span></text:p>
            <text:p text:style-name="P10"><text:span text:style-name="T14"/></text:p>
            <text:p text:style-name="P10"><text:span text:style-name="T14">A </text:span><text:span text:style-name="T13">pilhaDeExecucao</text:span><text:span text:style-name="T14"> inicia com os comandos responsáveis por montar as estruturas de dados da máquina virtual, que são basicamente os contextos.</text:span></text:p>
            <text:p text:style-name="P10"><text:span text:style-name="T14"/></text:p>
            <text:p text:style-name="P10"><text:span text:style-name="T14">Terminando esta etapa, a </text:span><text:span text:style-name="T6">MaquinaCaneca</text:span><text:span text:style-name="T14"> irá colocar na </text:span><text:span text:style-name="T13">pilhaDeExecucao</text:span><text:span text:style-name="T14"> o código responsável por instanciar uma classe. Essa classe é passada como parâmetro para o </text:span><text:span text:style-name="T6">Compilador</text:span><text:span text:style-name="T14"> e o construtor dela será equivalente a um método </text:span><text:span text:style-name="T6">main</text:span><text:span text:style-name="T14">. Ou seja, o </text:span><text:span text:style-name="T15">entry point</text:span><text:span text:style-name="T14"> de um programa caneca é um construtor de uma clas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7" draw:layer="layout" svg:width="24.639cm" svg:height="12.781cm" svg:x="1.4cm" svg:y="4.623cm" presentation:class="subtitle" presentation:user-transformed="true">
          <draw:text-box>
            <text:p text:style-name="P10"><text:span text:style-name="T13">pilhaDeExecucao</text:span><text:span text:style-name="T14">: Quando um procedimento (um construtor, destrutor ou método) é chamado, o código dele é carregado no topo da </text:span><text:span text:style-name="T13">pilhaDeExecucao</text:span><text:span text:style-name="T14">. Caso dentro do código do procedimento exista uma chamada para outro procedimento, então o novo código é também empilhado.</text:span></text:p>
            <text:p text:style-name="P10"><text:span text:style-name="T14"/></text:p>
            <text:p text:style-name="P10"><text:span text:style-name="T14">A existência de uma </text:span><text:span text:style-name="T13">pilhaDeExecucao</text:span><text:span text:style-name="T14"> facilita a chamada recursiva de procedimentos. Tudo que se tem a fazer é empilhar os códigos das chamadas sucessivas na </text:span><text:span text:style-name="T13">pilhaDeExecucao</text:span><text:span text:style-name="T14">, empilhar o contexto dos procedimentos na </text:span><text:span text:style-name="T13">pilhaDeContextos</text:span><text:span text:style-name="T14"> e executar os códigos da </text:span><text:span text:style-name="T13">pilhaDeExecucao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aquinaCaneca</text:span></text:p>
          </draw:text-box>
        </draw:frame>
        <draw:frame presentation:style-name="pr5" draw:text-style-name="P12" draw:layer="layout" svg:width="24.639cm" svg:height="12.755cm" svg:x="1.4cm" svg:y="4.636cm" presentation:class="subtitle" presentation:user-transformed="true">
          <draw:text-box>
            <text:p text:style-name="P11"><text:span text:style-name="T16">A </text:span><text:span text:style-name="T13">pilhaDeExecucao</text:span><text:span text:style-name="T16"> é carregada com o código compilado. Também é adicionado na </text:span><text:span text:style-name="T13">pilhaDeExecucao</text:span><text:span text:style-name="T16"> o código para instanciar a classe </text:span><text:span text:style-name="T17">“main”</text:span><text:span text:style-name="T16">. Após isso, é iniciada a execução do código:</text:span></text:p>
            <text:p text:style-name="P11"><text:span text:style-name="T16"/></text:p>
            <text:p text:style-name="P11"><text:span text:style-name="T12">pilhaDeContextos.push(new Contexto());</text:span></text:p>
            <text:p text:style-name="P11"><text:span text:style-name="T12">while (!pilhaDeExecucao.empty()) {</text:span></text:p>
            <text:p text:style-name="P11"><text:span text:style-name="T12"><text:tab/></text:span><text:span text:style-name="T12">Codigo codigo = pilhaDeExecucao.pop();</text:span></text:p>
            <text:p text:style-name="P11"><text:span text:style-name="T12"><text:tab/></text:span><text:span text:style-name="T12">codigo.executar(pilhaDeDados,</text:span></text:p>
  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ilhaDeExecucao,</text:span></text:p>
  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ilhaDeContextos);</text:span></text:p>
            <text:p text:style-name="P11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25cm" presentation:class="subtitle" presentation:user-transformed="true">
          <draw:text-box>
            <text:p text:style-name="P10"><text:span text:style-name="T18">chamar </text:span><text:span text:style-name="T19">{nome}</text:span><text:span text:style-name="T14">: Realiza a chamada do método com o nome fornecido. O método será buscado no contexto que está no topo da </text:span><text:span text:style-name="T13">pilhaDeContextos</text:span><text:span text:style-name="T14">. Após ser buscado, o código do método é empilhado no topo da </text:span><text:span text:style-name="T13">pilhaDeExecucao</text:span><text:span text:style-name="T14">.</text:span></text:p>
            <text:p text:style-name="P10"><text:span text:style-name="T14"/></text:p>
            <text:p text:style-name="P10"><text:span text:style-name="T18">criarContexto</text:span><text:span text:style-name="T14">: É utilizado na etapa de criação das estruturas de dados. Cada classe irá gerar um código com essa instrução para que seja criado o contexto onde os métodos da classe serão definid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3.886cm" svg:x="1.4cm" svg:y="4.071cm" presentation:class="subtitle" presentation:user-transformed="true">
          <draw:text-box>
            <text:p text:style-name="P10"><text:span text:style-name="T18">definirContexto </text:span><text:span text:style-name="T19">{nome}</text:span><text:span text:style-name="T14">: Obtém os dois contextos do topo da </text:span><text:span text:style-name="T13">pilhaDeContextos</text:span><text:span text:style-name="T14"> e define o primeiro como membro do segundo. É utilizado por métodos, por exemplo, para se definirem dentro do seu contexto pai, o contexto da classe. O nome do contexto filho é passado na instrução.</text:span></text:p>
            <text:p text:style-name="P10"><text:span text:style-name="T14"/></text:p>
            <text:p text:style-name="P10"><text:span text:style-name="T18">definirSimbolo </text:span><text:span text:style-name="T19">{nome}</text:span><text:span text:style-name="T14">: Define o símbolo no topo da </text:span><text:span text:style-name="T13">pilhaDeDados</text:span><text:span text:style-name="T14"> dentro do contexto no topo da </text:span><text:span text:style-name="T13">pilhaDeContextos</text:span><text:span text:style-name="T14">. O nome do símbolo é passado na instrução.</text:span></text:p>
            <text:p text:style-name="P10"><text:span text:style-name="T14"/></text:p>
            <text:p text:style-name="P10"><text:span text:style-name="T18">empilhar </text:span><text:span text:style-name="T19">{valor}</text:span><text:span text:style-name="T14">: Empilha o valor passado na instrução na <text:s/></text:span><text:span text:style-name="T13">pilhaDeDados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3cm" presentation:class="subtitle" presentation:user-transformed="true">
          <draw:text-box>
            <text:p text:style-name="P10"><text:span text:style-name="T18">encapsular </text:span><text:span text:style-name="T19">{instrucao}</text:span><text:span text:style-name="T14">: Essa instrução possui uma instrução como parâmetro. Ela adiciona a instrução passada como parâmetro, dentro contexto que está no <text:s/>topo da </text:span><text:span text:style-name="T13">pilhaDeContextos</text:span><text:span text:style-name="T14">. Na fase inicial da execução, quando o programa está sendo carregado, as instruções dos procedimentos não devem ser executadas, mas devem ser adicionadas dentro do contexto do procedimento em questão</text:span><text:span text:style-name="T14">. A instrução somente será de fato executada quando houver uma chamada para o procediment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31cm" presentation:class="subtitle" presentation:user-transformed="true">
          <draw:text-box>
            <text:p text:style-name="P10"><text:span text:style-name="T18">extrairContexto</text:span><text:span text:style-name="T14">: Coloca na </text:span><text:span text:style-name="T13">pilhaDeContextos</text:span><text:span text:style-name="T14">, o contexto dono do valor que está no topo da </text:span><text:span text:style-name="T13">pilhaDeDados</text:span><text:span text:style-name="T14">. Quando uma chamada encadeada é feita, é necessário deixar no topo da </text:span><text:span text:style-name="T13">pilhaDeContextos</text:span><text:span text:style-name="T14">, o contexto pai da chamada anterior.</text:span></text:p>
            <text:p text:style-name="P10"><text:span text:style-name="T14"/></text:p>
            <text:p text:style-name="P10"><text:span text:style-name="T18">fecharContexto</text:span><text:span text:style-name="T14">: Remove o contexto que está no topo da </text:span><text:span text:style-name="T13">pilhaDeContextos</text:span><text:span text:style-name="T14">.</text:span></text:p>
            <text:p text:style-name="P10"><text:span text:style-name="T14"/></text:p>
            <text:p text:style-name="P10"><text:span text:style-name="T18">imprimir</text:span><text:span text:style-name="T14">: Imprime o valor que está no topo da </text:span><text:span text:style-name="T13">pilhaDeDados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3cm" presentation:class="subtitle" presentation:user-transformed="true">
          <draw:text-box>
            <text:p text:style-name="P10"><text:span text:style-name="T18">instanciar </text:span><text:span text:style-name="T19">{nomeDaClasse}</text:span><text:span text:style-name="T14">: Cria um objeto que será colocado no topo da </text:span><text:span text:style-name="T11">pilhaDeDados</text:span><text:span text:style-name="T14">. Além disso, o objeto criado conterá um contexto próprio que guardará os seus atributos. O contexto do objeto será filho do contexto da classe que o representa. Assim, ele terá acesso aos métodos da classe.</text:span></text:p>
            <text:p text:style-name="P10"><text:span text:style-name="T14"/></text:p>
            <text:p text:style-name="P10"><text:span text:style-name="T18">resolverSimbolo </text:span><text:span text:style-name="T19">{nomeDoSimbolo}</text:span><text:span text:style-name="T14">: Busca o símbolo no contexto do topo da </text:span><text:span text:style-name="T11">pilhaDeContextos</text:span><text:span text:style-name="T14"> e o adiciona na </text:span><text:span text:style-name="T13">pilhaDeDados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Instruções da MaquinaCaneca</text:span></text:p>
          </draw:text-box>
        </draw:frame>
        <draw:frame presentation:style-name="pr5" draw:text-style-name="P7" draw:layer="layout" svg:width="24.639cm" svg:height="12.179cm" svg:x="1.4cm" svg:y="4.93cm" presentation:class="subtitle" presentation:user-transformed="true">
          <draw:text-box>
            <text:p text:style-name="P10"><text:span text:style-name="T18">somarI</text:span><text:span text:style-name="T14">: Soma de dos números inteiros presentes na </text:span><text:span text:style-name="T13">pilhaDeDados</text:span><text:span text:style-name="T14">. Coloca o resultado da soma na </text:span><text:span text:style-name="T13">pilhaDeDados</text:span><text:span text:style-name="T14">.</text:span></text:p>
            <text:p text:style-name="P10"><text:span text:style-name="T14"/></text:p>
            <text:p text:style-name="P10"><text:span text:style-name="T18">somarR</text:span><text:span text:style-name="T14">: Soma de dos números reais presentes na </text:span><text:span text:style-name="T13">pilhaDeDados</text:span><text:span text:style-name="T14">. Coloca o resultado da soma na </text:span><text:span text:style-name="T13">pilhaDeDados</text:span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7" draw:text-style-name="P14" draw:layer="layout" svg:width="24.639cm" svg:height="16.711cm" svg:x="1.4cm" svg:y="3.789cm" presentation:class="subtitle" presentation:user-transformed="true">
          <draw:text-box>
            <text:p text:style-name="P13"><text:span text:style-name="T20">Nessa última etapa o compilador passa a ter duas novas opções:</text:span></text:p>
            <text:p text:style-name="P13"><text:span text:style-name="T21"/></text:p>
            <text:p text:style-name="P13"><text:span text:style-name="T22">lexica</text:span><text:span text:style-name="T23">: </text:span><text:span text:style-name="T20">Análise léxica com exibição dos erros no cons</text:span><text:span text:style-name="T24">ole</text:span><text:span text:style-name="T25">.</text:span></text:p>
            <text:p text:style-name="P13"><text:span text:style-name="T22">Sintatica</text:span><text:span text:style-name="T23">:</text:span><text:span text:style-name="T21"> </text:span><text:span text:style-name="T20">Análise sintática com exibição dos erros no console.</text:span></text:p>
            <text:p text:style-name="P13"><text:span text:style-name="T22">simbolos</text:span><text:span text:style-name="T26">:</text:span><text:span text:style-name="T21"> </text:span><text:span text:style-name="T20">Apresentação dos símbolos de uma análise.</text:span></text:p>
            <text:p text:style-name="P13"><text:span text:style-name="T22">arvore</text:span><text:span text:style-name="T26">:</text:span><text:span text:style-name="T21"> </text:span><text:span text:style-name="T20">Apresentação da árvore sintática de uma análise.</text:span></text:p>
            <text:p text:style-name="P13"><text:span text:style-name="T22">semantica</text:span><text:span text:style-name="T26">:</text:span><text:span text:style-name="T20"> Análise semântica com exibição dos erros no console.</text:span></text:p>
            <text:p text:style-name="P13"><text:span text:style-name="T27">geracaoDeCodigo</text:span><text:span text:style-name="T26">:</text:span><text:span text:style-name="T28"> Geração de código de máquina.</text:span></text:p>
            <text:p text:style-name="P13"><text:span text:style-name="T27">execucao</text:span><text:span text:style-name="T26">:</text:span><text:span text:style-name="T28"> Geração de código de máquina e execução do código gerado.</text:span></text:p>
            <text:p text:style-name="P13"><text:span text:style-name="T21"/></text:p>
            <text:p text:style-name="P13"><text:span text:style-name="T29">fontes/java/.../</text:span><text:span text:style-name="T22">Compilador.java</text:span></text:p>
            <text:p text:style-name="P13"><text:span text:style-name="T30"/></text:p>
            <text:p text:style-name="P13"><text:span text:style-name="T31">./construir.sh</text:span></text:p>
            <text:p text:style-name="P13"><text:span text:style-name="T32">./executar.sh</text:span></text:p>
            <text:p text:style-name="P13"><text:span text:style-name="T33">&lt;arquivo.caneca&gt;</text:span></text:p>
            <text:p text:style-name="P13"><text:span text:style-name="T33">&lt;opcao: {lexica, sintatica, arvore, simbolo, semantica}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15" draw:layer="layout" svg:width="24.639cm" svg:height="12.179cm" svg:x="1.4cm" svg:y="4.914cm" presentation:class="subtitle" presentation:user-transformed="true">
          <draw:text-box>
            <text:p text:style-name="P5"><text:span text:style-name="T34">fontes/caneca/geracaoDeCodigo/Fibonacci</text:span><text:span text:style-name="T35">.caneca</text:span></text:p>
            <text:p text:style-name="P5"><text:span text:style-name="T36">fontes/caneca/geracaoDeCodigo/Repeticao</text:span><text:span text:style-name="T37">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2-19T17:32:12</dc:date>
    <dc:creator>Lucas Silva</dc:creator>
    <meta:editing-duration>PT10H28M22S</meta:editing-duration>
    <meta:editing-cycles>273</meta:editing-cycles>
    <meta:generator>LibreOffice/3.6$Linux_x86 LibreOffice_project/360m1$Build-2</meta:generator>
    <meta:document-statistic meta:object-count="136"/>
  </office:meta>
</office:document-meta>
</file>